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7080949"/>
    </style:style>
    <style:style style:name="P2" style:family="paragraph" style:parent-style-name="Standard">
      <style:text-properties officeooo:paragraph-rsid="07081309"/>
    </style:style>
    <style:style style:name="P3" style:family="paragraph" style:parent-style-name="Standard">
      <style:text-properties officeooo:paragraph-rsid="07084b50"/>
    </style:style>
    <style:style style:name="P4" style:family="paragraph" style:parent-style-name="Standard">
      <style:text-properties officeooo:paragraph-rsid="070905e7"/>
    </style:style>
    <style:style style:name="P5" style:family="paragraph" style:parent-style-name="Standard">
      <style:text-properties officeooo:paragraph-rsid="07091f79"/>
    </style:style>
    <style:style style:name="P6" style:family="paragraph" style:parent-style-name="Standard">
      <style:text-properties officeooo:paragraph-rsid="07097176"/>
    </style:style>
    <style:style style:name="P7" style:family="paragraph" style:parent-style-name="Standard">
      <style:text-properties officeooo:paragraph-rsid="070ce5c2"/>
    </style:style>
    <style:style style:name="P8" style:family="paragraph" style:parent-style-name="Standard">
      <style:text-properties officeooo:paragraph-rsid="070d03c7"/>
    </style:style>
    <style:style style:name="P9" style:family="paragraph" style:parent-style-name="Standard">
      <style:text-properties officeooo:paragraph-rsid="070d69a6"/>
    </style:style>
    <style:style style:name="P10" style:family="paragraph" style:parent-style-name="Standard">
      <style:text-properties officeooo:paragraph-rsid="070ef89d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8130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84b5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84b50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905e7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91f79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97176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ce5c2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d03c7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d69a6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ef89d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8094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8130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97176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d03c7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1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d69a6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1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ef89d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17" style:family="text">
      <style:text-properties fo:font-variant="normal" fo:text-transform="none" fo:color="#000000" style:font-name="Monospace" fo:font-size="11pt" fo:letter-spacing="normal" fo:language="en" fo:country="IN" fo:font-style="italic" style:text-underline-style="none" fo:font-weight="normal" officeooo:rsid="07084b50" style:letter-kerning="true" fo:background-color="#e8f2fe" loext:char-shading-value="0" style:font-name-asian="Noto Sans CJK SC Regular" style:font-size-asian="11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1">1.</text:span></text:span><text:span text:style-name="Source_20_Text"><text:span text:style-name="T12">To change the hostname of the machine (permanently)</text:span></text:span></text:p>
      <text:p text:style-name="P2"><text:span text:style-name="Source_20_Text"><text:span text:style-name="T1"/></text:span></text:p>
      <text:p text:style-name="P2"><text:span text:style-name="Source_20_Text"><text:span text:style-name="T1">The exact details are in this article:</text:span></text:span></text:p>
      <text:p text:style-name="P2"><text:a xlink:type="simple" xlink:href="https://www.cyberciti.biz/faq/ubuntu-18-04-lts-change-hostname-permanently/" text:style-name="Internet_20_link" text:visited-style-name="Visited_20_Internet_20_Link"><text:span text:style-name="Source_20_Text"><text:span text:style-name="T1">https://www.cyberciti.biz/faq/ubuntu-18-04-lts-change-hostname-permanently/</text:span></text:span></text:a></text:p>
      <text:p text:style-name="P2"><text:span text:style-name="Source_20_Text"><text:span text:style-name="T1"/></text:span></text:p>
      <text:p text:style-name="P3"><text:span text:style-name="Source_20_Text"><text:span text:style-name="T2">I basically did:</text:span></text:span></text:p>
      <text:p text:style-name="P3"><text:span text:style-name="Source_20_Text"><text:span text:style-name="T2">sudo hostnamectl set-hostname &lt;newname&gt;</text:span></text:span></text:p>
      <text:p text:style-name="P3"><text:span text:style-name="Source_20_Text"><text:span text:style-name="T2"/></text:span></text:p>
      <text:p text:style-name="P3"><text:span text:style-name="Source_20_Text"><text:span text:style-name="T2">and then:</text:span></text:span></text:p>
      <text:p text:style-name="P3"><text:span text:style-name="Source_20_Text"><text:span text:style-name="T2">sudo nano /</text:span></text:span><text:span text:style-name="Source_20_Text"><text:span text:style-name="T17">etc</text:span></text:span><text:span text:style-name="Source_20_Text"><text:span text:style-name="T3">/hosts and replaced any occurrences of the old hostname with the new name and saved the file (ctrl+x) and press Y and exit.</text:span></text:span></text:p>
      <text:p text:style-name="P3"><text:span text:style-name="Source_20_Text"><text:span text:style-name="T3"/></text:span></text:p>
      <text:p text:style-name="P4"><text:span text:style-name="Source_20_Text"><text:span text:style-name="T4">And then finally a reboot:</text:span></text:span></text:p>
      <text:p text:style-name="P4"><text:span text:style-name="Source_20_Text"><text:span text:style-name="T4">sudo reboot.</text:span></text:span></text:p>
      <text:p text:style-name="P4"><text:span text:style-name="Source_20_Text"><text:span text:style-name="T4"/></text:span></text:p>
      <text:p text:style-name="P4"><text:span text:style-name="Source_20_Text"><text:span text:style-name="T4">Done.</text:span></text:span></text:p>
      <text:p text:style-name="P4"><text:span text:style-name="Source_20_Text"><text:span text:style-name="T4"/></text:span></text:p>
      <text:p text:style-name="P5"><text:span text:style-name="Source_20_Text"><text:span text:style-name="T5">I din’t follow the nixcraft approach mentioned in the article.</text:span></text:span></text:p>
      <text:p text:style-name="P5"><text:span text:style-name="Source_20_Text"><text:span text:style-name="T5"/></text:span></text:p>
      <text:p text:style-name="P6"><text:span text:style-name="Source_20_Text"><text:span text:style-name="T6">The </text:span></text:span><text:span text:style-name="Source_20_Text"><text:span text:style-name="T13">hostnamectl </text:span></text:span><text:span text:style-name="Source_20_Text"><text:span text:style-name="T6">command basically outputs the hostname of the machine, machine id, os, kernerl and the cpu architecture.</text:span></text:span></text:p>
      <text:p text:style-name="P6"><text:span text:style-name="Source_20_Text"><text:span text:style-name="T6"/></text:span></text:p>
      <text:p text:style-name="P7"><text:span text:style-name="Source_20_Text"><text:span text:style-name="T7">I also tried doing some research regarding changing the username as well, but it is a long and tedious process and good changes of things going wrong, so din;t mess with it.</text:span></text:span></text:p>
      <text:p text:style-name="P7"><text:span text:style-name="Source_20_Text"><text:span text:style-name="T7"/></text:span></text:p>
      <text:p text:style-name="P8"><text:span text:style-name="Source_20_Text"><text:span text:style-name="T14"/></text:span></text:p>
      <text:p text:style-name="P8"><text:span text:style-name="Source_20_Text"><text:span text:style-name="T14">2.To time the shutdown of the machine</text:span></text:span></text:p>
      <text:p text:style-name="P8"><text:span text:style-name="Source_20_Text"><text:span text:style-name="T14"/></text:span></text:p>
      <text:p text:style-name="P8"><text:span text:style-name="Source_20_Text"><text:span text:style-name="T8">You can use the shutdown command. It basically allows you to halt/shutdown/reboot a linux machine.</text:span></text:span></text:p>
      <text:p text:style-name="P8"><text:span text:style-name="Source_20_Text"><text:span text:style-name="T8"/></text:span></text:p>
      <text:p text:style-name="P8"><text:span text:style-name="Source_20_Text"><text:span text:style-name="T8">Just </text:span></text:span><text:span text:style-name="Source_20_Text"><text:span text:style-name="T14">shutdown</text:span></text:span><text:span text:style-name="Source_20_Text"><text:span text:style-name="T8"> will power-off the machine in 1 minute.</text:span></text:span></text:p>
      <text:p text:style-name="P8"><text:span text:style-name="Source_20_Text"><text:span text:style-name="T8">And, </text:span></text:span><text:span text:style-name="Source_20_Text"><text:span text:style-name="T14">shutdown now </text:span></text:span><text:span text:style-name="Source_20_Text"><text:span text:style-name="T8">will do an immeidate shutdown.</text:span></text:span></text:p>
      <text:p text:style-name="P8"><text:span text:style-name="Source_20_Text"><text:span text:style-name="T8">And, </text:span></text:span><text:span text:style-name="Source_20_Text"><text:span text:style-name="T14">shutdown +5</text:span></text:span><text:span text:style-name="Source_20_Text"><text:span text:style-name="T8"> will do it in 5mins from now.</text:span></text:span></text:p>
      <text:p text:style-name="P9"><text:span text:style-name="Source_20_Text"><text:span text:style-name="T9">You can also do a reboot with a -r option: </text:span></text:span><text:span text:style-name="Source_20_Text"><text:span text:style-name="T15">shutdown -r +5 </text:span></text:span><text:span text:style-name="Source_20_Text"><text:span text:style-name="T9">will reboot in 5 mins from now.</text:span></text:span></text:p>
      <text:p text:style-name="P9"><text:span text:style-name="Source_20_Text"><text:span text:style-name="T9"/></text:span></text:p>
      <text:p text:style-name="P10"><text:span text:style-name="Source_20_Text"><text:span text:style-name="T10">In fact, there is a plain </text:span></text:span><text:span text:style-name="Source_20_Text"><text:span text:style-name="T16">reboot </text:span></text:span><text:span text:style-name="Source_20_Text"><text:span text:style-name="T10">comman also, with which also you can do all 3 things, and if you do not give any args, it will by default reboot.</text:span></text:span></text:p>
      <text:p text:style-name="P10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19-09-26T13:47:04.804616979</dc:date>
    <meta:editing-cycles>1450</meta:editing-cycles>
    <meta:editing-duration>P4DT17H55M11S</meta:editing-duration>
    <meta:generator>LibreOffice/6.0.7.3$Linux_X86_64 LibreOffice_project/00m0$Build-3</meta:generator>
    <meta:document-statistic meta:table-count="0" meta:image-count="0" meta:object-count="0" meta:page-count="1" meta:paragraph-count="20" meta:word-count="218" meta:character-count="1282" meta:non-whitespace-character-count="1084"/>
  </office:meta>
</office:document-meta>
</file>